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svg:font-family="Courier, Consolas, monospace"/>
    <style:font-face style:name="Lohit Devanagari1" svg:font-family="'Lohit Devanagari'"/>
    <style:font-face style:name="Roboto" svg:font-family="Roboto, RobotoDraft, Helvetica, Arial, sans-serif"/>
    <style:font-face style:name="Roboto1" svg:font-family="Robot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variant="normal" fo:text-transform="none" fo:color="#222222" style:font-name="Roboto" fo:font-size="12pt" fo:letter-spacing="normal" fo:font-style="normal" fo:font-weight="normal" officeooo:rsid="00094239" officeooo:paragraph-rsid="00094239"/>
    </style:style>
    <style:style style:name="P2" style:family="paragraph" style:parent-style-name="Text_20_body">
      <style:text-properties fo:font-variant="normal" fo:text-transform="none" fo:color="#222222" style:font-name="Roboto" fo:font-size="12pt" fo:letter-spacing="normal" fo:font-style="normal" fo:font-weight="bold" officeooo:rsid="000a5d6d" officeooo:paragraph-rsid="000a5d6d" style:font-weight-asian="bold" style:font-weight-complex="bold"/>
    </style:style>
    <style:style style:name="P3" style:family="paragraph" style:parent-style-name="Text_20_body">
      <style:text-properties fo:font-variant="normal" fo:text-transform="none" fo:color="#222222" style:font-name="Roboto" fo:font-size="12pt" fo:letter-spacing="normal" fo:font-style="normal" fo:font-weight="bold" officeooo:rsid="000a5d6d" officeooo:paragraph-rsid="0010d63e" style:font-weight-asian="bold" style:font-weight-complex="bold"/>
    </style:style>
    <style:style style:name="P4" style:family="paragraph" style:parent-style-name="Text_20_body">
      <style:text-properties fo:font-variant="normal" fo:text-transform="none" fo:color="#222222" style:font-name="Roboto" fo:font-size="12pt" fo:letter-spacing="normal" fo:font-style="normal" fo:font-weight="bold" officeooo:rsid="000af339" officeooo:paragraph-rsid="000e67fe" style:font-weight-asian="bold" style:font-weight-complex="bold"/>
    </style:style>
    <style:style style:name="P5" style:family="paragraph" style:parent-style-name="Text_20_body">
      <style:text-properties fo:font-variant="normal" fo:text-transform="none" fo:color="#222222" style:font-name="Roboto" fo:font-size="12pt" fo:letter-spacing="normal" fo:font-style="normal" fo:font-weight="bold" officeooo:rsid="001045c5" officeooo:paragraph-rsid="001045c5" style:font-weight-asian="bold" style:font-weight-complex="bold"/>
    </style:style>
    <style:style style:name="P6" style:family="paragraph" style:parent-style-name="Text_20_body">
      <style:text-properties fo:font-variant="normal" fo:text-transform="none" fo:color="#222222" style:font-name="Roboto" fo:font-size="12pt" fo:letter-spacing="normal" fo:font-style="normal" fo:font-weight="bold" officeooo:rsid="0010d63e" officeooo:paragraph-rsid="0010d63e" style:font-weight-asian="bold" style:font-weight-complex="bold"/>
    </style:style>
    <style:style style:name="P7" style:family="paragraph" style:parent-style-name="Text_20_body">
      <style:text-properties fo:font-variant="normal" fo:text-transform="none" fo:color="#222222" style:font-name="Roboto" fo:font-size="12pt" fo:letter-spacing="normal" fo:font-style="normal" fo:font-weight="bold" officeooo:rsid="001252fb" officeooo:paragraph-rsid="001252fb" style:font-weight-asian="bold" style:font-weight-complex="bold"/>
    </style:style>
    <style:style style:name="P8" style:family="paragraph" style:parent-style-name="Text_20_body">
      <style:text-properties style:font-name="Courier" officeooo:rsid="00094239" officeooo:paragraph-rsid="00094239"/>
    </style:style>
    <style:style style:name="P9" style:family="paragraph" style:parent-style-name="Text_20_body">
      <style:text-properties officeooo:paragraph-rsid="0012d9df"/>
    </style:style>
    <style:style style:name="P10" style:family="paragraph" style:parent-style-name="Text_20_body">
      <style:paragraph-properties fo:margin-left="0cm" fo:margin-right="0cm" fo:orphans="2" fo:widows="2" fo:text-indent="0cm" style:auto-text-indent="false"/>
      <style:text-properties fo:font-variant="normal" fo:text-transform="none" fo:color="#222222" style:font-name="Roboto" fo:font-size="12pt" fo:letter-spacing="normal" fo:font-style="normal" fo:font-weight="normal"/>
    </style:style>
    <style:style style:name="P11" style:family="paragraph" style:parent-style-name="Text_20_body">
      <style:paragraph-properties fo:margin-left="0cm" fo:margin-right="0cm" fo:orphans="2" fo:widows="2" fo:text-indent="0cm" style:auto-text-indent="false"/>
    </style:style>
    <style:style style:name="P12" style:family="paragraph" style:parent-style-name="Text_20_body" style:list-style-name="L2">
      <loext:graphic-properties draw:fill="none" draw:fill-color="#ffffff"/>
      <style:paragraph-properties fo:margin-top="0cm" fo:margin-bottom="0cm" loext:contextual-spacing="false" style:line-height-at-least="0.423cm" fo:orphans="2" fo:widows="2" fo:background-color="transparent"/>
      <style:text-properties fo:font-variant="normal" fo:text-transform="none" fo:color="#222222" style:font-name="Roboto" fo:font-size="14pt" fo:letter-spacing="normal" fo:font-style="normal" fo:font-weight="normal"/>
    </style:style>
    <style:style style:name="T1" style:family="text">
      <style:text-properties fo:font-weight="bold" officeooo:rsid="000a5d6d" style:font-weight-asian="bold" style:font-weight-complex="bold"/>
    </style:style>
    <style:style style:name="T2" style:family="text">
      <style:text-properties fo:font-weight="bold" officeooo:rsid="000e67fe" style:font-weight-asian="bold" style:font-weight-complex="bold"/>
    </style:style>
    <style:style style:name="T3" style:family="text">
      <style:text-properties fo:font-weight="bold" officeooo:rsid="001045c5" style:font-weight-asian="bold" style:font-weight-complex="bold"/>
    </style:style>
    <style:style style:name="T4" style:family="text">
      <style:text-properties officeooo:rsid="000a5d6d"/>
    </style:style>
    <style:style style:name="T5" style:family="text">
      <style:text-properties fo:font-weight="normal" style:font-weight-asian="normal" style:font-weight-complex="normal"/>
    </style:style>
    <style:style style:name="T6" style:family="text">
      <style:text-properties fo:font-weight="normal" officeooo:rsid="000ac19d" style:font-weight-asian="normal" style:font-weight-complex="normal"/>
    </style:style>
    <style:style style:name="T7" style:family="text">
      <style:text-properties fo:font-weight="normal" officeooo:rsid="000af339" style:font-weight-asian="normal" style:font-weight-complex="normal"/>
    </style:style>
    <style:style style:name="T8" style:family="text">
      <style:text-properties fo:font-weight="normal" officeooo:rsid="000c7ca5" style:font-weight-asian="normal" style:font-weight-complex="normal"/>
    </style:style>
    <style:style style:name="T9" style:family="text">
      <style:text-properties fo:font-weight="normal" officeooo:rsid="001443da" style:font-weight-asian="normal" style:font-weight-complex="normal"/>
    </style:style>
    <style:style style:name="T10" style:family="text">
      <style:text-properties officeooo:rsid="000ac19d"/>
    </style:style>
    <style:style style:name="T11" style:family="text">
      <style:text-properties fo:font-variant="normal" fo:text-transform="none" fo:color="#222222" style:font-name="Roboto" fo:font-size="12pt" fo:letter-spacing="normal" fo:font-style="normal" fo:font-weight="bold" officeooo:rsid="0012d9df" style:font-weight-asian="bold" style:font-weight-complex="bold"/>
    </style:style>
    <style:style style:name="T12" style:family="text">
      <style:text-properties fo:font-variant="normal" fo:text-transform="none" fo:color="#222222" style:font-name="Roboto" fo:font-size="12pt" fo:letter-spacing="normal" fo:font-style="normal" fo:font-weight="normal" officeooo:rsid="001443da" style:font-weight-asian="normal" style:font-weight-complex="normal"/>
    </style:style>
    <style:style style:name="T13" style:family="text">
      <style:text-properties fo:color="#202124" style:font-name="Roboto1" fo:font-weight="normal" style:font-size-asian="12pt" style:font-weight-asian="normal" style:font-size-complex="12pt" style:font-weight-complex="normal"/>
    </style:style>
    <style:style style:name="T14" style:family="text">
      <style:text-properties officeooo:rsid="001045c5" style:font-weight-asian="normal" style:font-weight-complex="normal"/>
    </style:style>
    <style:style style:name="T15" style:family="text">
      <style:text-properties officeooo:rsid="0010d63e" style:font-weight-asian="normal" style:font-weight-complex="normal"/>
    </style:style>
    <style:style style:name="T16" style:family="text">
      <style:text-properties officeooo:rsid="000af339" style:font-weight-asian="normal" style:font-weight-complex="normal"/>
    </style:style>
    <style:style style:name="T17" style:family="text">
      <style:text-properties officeooo:rsid="0018ebbc" style:font-weight-asian="normal" style:font-weight-complex="normal"/>
    </style:style>
    <style:style style:name="T18" style:family="text">
      <style:text-properties officeooo:rsid="001045c5"/>
    </style:style>
    <style:style style:name="T19" style:family="text">
      <style:text-properties officeooo:rsid="0010d63e"/>
    </style:style>
    <style:style style:name="T20" style:family="text">
      <style:text-properties officeooo:rsid="001443da"/>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text:span> <text:span text:style-name="T4">C</text:span>reate <text:span text:style-name="T4">a </text:span>module <text:span text:style-name="T4">as Emi_calculator.</text:span></text:p>
      <text:p text:style-name="P2">2. <text:span text:style-name="T5">Create Database for related tables .</text:span></text:p>
      <text:p text:style-name="P5">3. <text:span text:style-name="T5">Create table by using inbuilt ORM.</text:span></text:p>
      <text:p text:style-name="P5"><text:tab/>A) <text:span text:style-name="T5">It has 4 fields. (id,bank_name,month,ROI)</text:span></text:p>
      <text:p text:style-name="P4"><text:span text:style-name="T19">4</text:span><text:span text:style-name="T18">.</text:span><text:span text:style-name="T5"> </text:span><text:span text:style-name="T13">Create a page for adding data for emi calculator IN ADMIN PANEL.</text:span></text:p>
      <text:p text:style-name="P1"><text:tab/><text:span text:style-name="T3">A</text:span><text:span text:style-name="T2">) </text:span><text:span text:style-name="T14">Add button </text:span><text:span text:style-name="T15">(By clicking this button it will display a form for add</text:span><text:span text:style-name="T17">ing</text:span><text:span text:style-name="T15"> emi options in the table)</text:span></text:p>
      <text:p text:style-name="P1"><text:span text:style-name="T14"><text:tab/></text:span><text:span text:style-name="T3">B) </text:span><text:span text:style-name="T14">Display the table </text:span><text:span text:style-name="T15">from database to see all emi options.</text:span></text:p>
      <text:p text:style-name="P3"><text:span text:style-name="T19">5</text:span><text:span text:style-name="T18">.</text:span><text:span text:style-name="T5"> </text:span><text:span text:style-name="T6">Add enable and disabled option:</text:span></text:p>
      <text:p text:style-name="P3"><text:span text:style-name="T10"><text:tab/>In (store -&gt;Configuration)</text:span></text:p>
      <text:p text:style-name="P3"><text:span text:style-name="T10"><text:tab/></text:span><text:span text:style-name="T18">A</text:span><text:span text:style-name="T10">)</text:span><text:span text:style-name="T6"> </text:span><text:span text:style-name="T7">Add new category as EMI Visibility.</text:span></text:p>
      <text:p text:style-name="P3"><text:span text:style-name="T16"><text:tab/></text:span><text:span text:style-name="T14">B</text:span><text:span text:style-name="T16">)</text:span><text:span text:style-name="T7"> In that add enabled and disabled option for </text:span><text:span text:style-name="T8">EMI</text:span><text:span text:style-name="T7"> visiblity.</text:span></text:p>
      <text:p text:style-name="P6">6. <text:span text:style-name="T5">If the emi option is enable then emi options for the product will be visible in UI else it will not show the emi option.</text:span></text:p>
      <text:p text:style-name="P7">7.<text:span text:style-name="T5"> If the emi option is enabled:</text:span></text:p>
      <text:p text:style-name="P7"><text:span text:style-name="T5"><text:tab/></text:span>A)<text:span text:style-name="T5"> Create a block and it will picked the least EMI value and display it.</text:span></text:p>
      <text:p text:style-name="P7">8. <text:span text:style-name="T5">If user click on that block it will show the pop up field which will display all the available options for emi by mentioned banks by the admin.</text:span></text:p>
      <text:p text:style-name="P9"><text:span text:style-name="T11">9. </text:span><text:span text:style-name="T12">In Payment method create EMI method ( emi will be calculated on total cart value )</text:span></text:p>
      <text:p text:style-name="P1"/>
      <text:p text:style-name="P1"/>
      <text:p text:style-name="P1"/>
      <text:p text:style-name="P1"/>
      <text:p text:style-name="P11"/>
      <text:p text:style-name="P10">2. create enable disable category in admin page in</text:p>
      <text:p text:style-name="P10">1.create table in database by using orm</text:p>
      <text:p text:style-name="P10">a. table_name-&gt;emiTable</text:p>
      <text:p text:style-name="P10">b. column_name-&gt;id(auto_</text:p>
      <text:p text:style-name="P11"/>
      <text:p text:style-name="P10">store-&gt;Emi option enable or disable</text:p>
      <text:p text:style-name="P10">Store owner should be able to add bank name, month and interest(%) from admin.</text:p>
      <text:list xml:id="list1022088844" text:style-name="L2">
        <text:list-header>
          <text:p text:style-name="P12"><text:soft-page-break/>Example: i) bank name : SBI, month : 12, interest : 15%</text:p>
          <text:p text:style-name="P12">ii) bank name : SBI, month : 9, interest : 12%</text:p>
          <text:p text:style-name="P12">iii) bank name : SBI, month : 6, interest : 10%</text:p>
        </text:list-header>
      </text:list>
      <text:p text:style-name="P10">iv)bank name : HDFC, month : 12, interest : 16% and so on</text:p>
      <text:p text:style-name="P10">2. From the list of EMIs available for a product, the least EMI value is picked and displayed for each product as "EMI starts from"</text:p>
      <text:p text:style-name="P10">if admin select enable then show EMIs available for a product,</text:p>
      <text:p text:style-name="P11"/>
      <text:p text:style-name="P10">if admin or store owner disable EMI category then hide emi option</text:p>
      <text:p text:style-name="P11"/>
      <text:p text:style-name="P10">3. inject Emi_page.php in product page and create onclick button on product page when user click on Emi option then open modal and in the modal we fetch details of emi table and user select particular bank which he want for emi.</text:p>
      <text:p text:style-name="P11"/>
      <text:p text:style-name="P10">The mathematical formula for calculating EMIs is: EMI = [P x R x (1+R)^N]/[(1+R)^N-1], where P stands for the loan amount or principal, R is the interest rate per month [if the interest rate per annum is 11%, then the rate of interest will be 11/(12 x 100)], and N is the number of monthly instalments.</text:p>
      <text:p text:style-name="P11"/>
      <text:p text:style-name="P10">p-&gt;product price * R-&gt;Rate of intrest * 1+R(roi)</text:p>
      <text:p text:style-name="P10">^N-&gt;no. Of months</text:p>
      <text:p text:style-name="P10">/(1+R(roi))^N(months)-1</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svg:font-family="Courier, Consolas, monospace"/>
    <style:font-face style:name="Lohit Devanagari1" svg:font-family="'Lohit Devanagari'"/>
    <style:font-face style:name="Roboto" svg:font-family="Roboto, RobotoDraft, Helvetica, Arial, sans-serif"/>
    <style:font-face style:name="Roboto1" svg:font-family="Robot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5T12:05:29.832538048</meta:creation-date>
    <dc:date>2021-10-25T18:14:40.551656317</dc:date>
    <meta:editing-duration>PT4H25M14S</meta:editing-duration>
    <meta:editing-cycles>9</meta:editing-cycles>
    <meta:generator>LibreOffice/6.4.7.2$Linux_X86_64 LibreOffice_project/40$Build-2</meta:generator>
    <meta:document-statistic meta:table-count="0" meta:image-count="0" meta:object-count="0" meta:page-count="2" meta:paragraph-count="34" meta:word-count="434" meta:character-count="2334" meta:non-whitespace-character-count="1927"/>
  </office:meta>
</office:document-meta>
</file>